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fd90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e2fc0e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6bbc5a" fo:background-color="#ffffff" loext:char-shading-value="0"/>
    </style:style>
    <style:style style:name="T8" style:family="text">
      <style:text-properties fo:color="#000000" officeooo:rsid="00ddbb8b"/>
    </style:style>
    <style:style style:name="T9" style:family="text">
      <style:text-properties officeooo:rsid="013d0498"/>
    </style:style>
    <style:style style:name="T10" style:family="text">
      <style:text-properties officeooo:rsid="00cd09cd"/>
    </style:style>
    <style:style style:name="T11" style:family="text">
      <style:text-properties officeooo:rsid="00a56f82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dde9a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2f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7"/>
      <text:p text:style-name="P7"/>
      <text:p text:style-name="P7"/>
      <text:p text:style-name="P7"><text:span text:style-name="T10">Declaração</text:span> <text:span text:style-name="T11">De Inscrição</text:span></text:p>
      <text:p text:style-name="P7"/>
      <text:p text:style-name="P20"><text:span text:style-name="T12">Para os devidos efeitos, declara-se que <text:s/></text:span><text:span text:style-name="T12"><text:text-input text:description="[#if person.female]">[#if person.female]</text:text-input></text:span><text:span text:style-name="T12">a aluna</text:span><text:span text:style-name="T12"><text:text-input text:description="[#elseif person.male]">[#elseif person.male]</text:text-input></text:span><text:span text:style-name="T12">o aluno</text:span><text:span text:style-name="T12"><text:text-input text:description="[/#if]">[/#if]</text:text-input></text:span><text:span text:style-name="T12"> </text:span><text:span text:style-name="T12"><text:text-input text:description="${person.name}">${person.name}</text:text-input></text:span><text:span text:style-name="T12">,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lang.pt(person.idDocumentType.localizedNameI18N)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person.nameOfMother"/></text:span><text:span text:style-name="T12"><text:text-input text:description="${person.nameOfMother}">${person.nameOfMother}</text:text-input></text:span><text:span text:style-name="T12">, está </text:span><text:span text:style-name="T12"><text:text-input text:description="[#if person.female]">[#if person.female]</text:text-input></text:span><text:span text:style-name="T12">inscrita</text:span><text:span text:style-name="T12"><text:text-input text:description="[#elseif person.male]">[#elseif person.male]</text:text-input></text:span><text:span text:style-name="T12">inscrito</text:span><text:span text:style-name="T12"><text:text-input text:description="[/#if]">[/#if]</text:text-input></text:span><text:span text:style-name="T12"> no </text:span><text:text-input text:description="${curriculumInformation.curricularYear}">${curriculumInformation.curricularYear}</text:text-input><text:span text:style-name="T15">.º Ano, </text:span><text:span text:style-name="T12">no Curso de </text:span><text:span text:style-name="T12"><text:text-input text:description="${lang.pt(curricularPlanInformation.degreeName)}">${lang.pt(curricularPlanInformation.degreeName)}</text:text-input></text:span><text:span text:style-name="T15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Unidade(s) Curricular(es)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.B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4">Est</text:span><text:span text:style-name="T5">a declaração</text:span><text:span text:style-name="T4"> </text:span><text:span text:style-name="T6">serve como comprovativo</text:span><text:span text:style-name="T4"> para recebimento de abono de família.</text:span><text:text-input text:description="[#elseif serviceRequest.documentPurposeType == &quot;PPRE&quot;]">[#elseif serviceRequest.documentPurposeType == "PPRE"]</text:text-input><text:span text:style-name="T7">Est</text:span><text:span text:style-name="T5">a declaração</text:span><text:span text:style-name="T7"> </text:span><text:span text:style-name="T6">serve como comprovativo</text:span><text:span text:style-name="T7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4"> <text:s/></text:span><text:text-input text:description="[#elseif serviceRequest.documentPurposeType == &quot;MILITARY&quot;]">[#elseif serviceRequest.documentPurposeType == "MILITARY"]</text:text-input><text:span text:style-name="T4"> <text:s/></text:span><text:text-input text:description="[#elseif serviceRequest.documentPurposeType == &quot;PROFESSIONAL&quot;]">[#elseif serviceRequest.documentPurposeType == "PROFESSIONAL"]</text:text-input><text:span text:style-name="T4"> <text:s/></text:span><text:text-input text:description="[#elseif serviceRequest.documentPurposeType == &quot;STUDY_SCHOLARSHIP&quot;]">[#elseif serviceRequest.documentPurposeType == "STUDY_SCHOLARSHIP"]</text:text-input><text:span text:style-name="T4"> <text:s/></text:span><text:text-input text:description="[#elseif serviceRequest.documentPurposeType == &quot;OTHER&quot;]">[#elseif serviceRequest.documentPurposeType == "OTHER"]</text:text-input><text:span text:style-name="T4"> </text:span><text:text-input text:description="${serviceRequest.otherDocumentPurposeTypeDescription}">${serviceRequest.otherDocumentPurposeTypeDescription}</text:text-input><text:span text:style-name="T4"> </text:span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1"><text:span text:style-name="T8">Faculdade de </text:span><text:span text:style-name="T2">Medicina Veterinária</text:span><text:span text:style-name="T3"> </text:span><text:span text:style-name="T8">da Universidade de Lisboa</text:span><text:span text:style-name="T19">, em </text:span><text:span text:style-name="T21"><text:text-input text:description="${lang.pt(dates.extendedDate(localizedDate.nowDate()))}">${lang.pt(dates.extendedDate(localizedDate.nowDate()))}</text:text-input></text:span><text:span text:style-name="T16">.</text:span></text:p>
      <text:p text:style-name="Table_20_Contents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1"><text:span text:style-name="T18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17">A</text:span><text:span text:style-name="T16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2:13:24.190383336</dc:date>
    <meta:editing-duration>PT55M29S</meta:editing-duration>
    <meta:editing-cycles>29</meta:editing-cycles>
    <meta:generator>LibreOffice/4.2.8.2$Linux_X86_64 LibreOffice_project/420m0$Build-2</meta:generator>
    <meta:document-statistic meta:table-count="3" meta:image-count="2" meta:object-count="0" meta:page-count="2" meta:paragraph-count="22" meta:word-count="318" meta:character-count="2420" meta:non-whitespace-character-count="2263"/>
  </office:meta>
</office:document-meta>
</file>